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147.13mm"/>
    </style:style>
    <style:style style:name="co3" style:family="table-column">
      <style:table-column-properties fo:break-before="auto" style:column-width="91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35.15mm"/>
    </style:style>
    <style:style style:name="co6" style:family="table-column">
      <style:table-column-properties fo:break-before="auto" style:column-width="27.9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SU_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_Battery</text:p>
          </table:table-cell>
          <table:table-cell office:value-type="string" calcext:value-type="string">
            <text:p>No_battery</text:p>
          </table:table-cell>
          <table:table-cell office:value-type="string" calcext:value-type="string">
            <text:p>Aliexpres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,R2,R7,R8,R9,R10,R11,R12,R13,R14,R15,R16</text:p>
          </table:table-cell>
          <table:table-cell office:value-type="string" calcext:value-type="string">
            <text:p>Resistor_Horizontal_RM10m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R</text:p>
          </table:table-cell>
          <table:table-cell table:number-columns-repeated="2"/>
          <table:table-cell table:formula="of:=[.G3]*[.D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3]*[.H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6,R18,R31,R36,R42</text:p>
          </table:table-cell>
          <table:table-cell office:value-type="string" calcext:value-type="string">
            <text:p>Resistor_Horizontal_RM10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table:number-columns-repeated="2"/>
          <table:table-cell table:formula="of:=[.G4]*[.D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]*[.H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7,R5,R53,R54</text:p>
          </table:table-cell>
          <table:table-cell office:value-type="string" calcext:value-type="string">
            <text:p>Resistor_Horizontal_RM1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k8</text:p>
          </table:table-cell>
          <table:table-cell table:number-columns-repeated="2"/>
          <table:table-cell table:formula="of:=[.G5]*[.D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]*[.H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8,R48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table:number-columns-repeated="2"/>
          <table:table-cell table:formula="of:=[.G6]*[.D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6]*[.H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3,R17,R19,R20,R26,R35,R37,R38,R51,R55</text:p>
          </table:table-cell>
          <table:table-cell office:value-type="string" calcext:value-type="string">
            <text:p>Resistor_Horizontal_RM10m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table:number-columns-repeated="2"/>
          <table:table-cell table:formula="of:=[.G7]*[.D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7]*[.H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52,R56,R40</text:p>
          </table:table-cell>
          <table:table-cell office:value-type="string" calcext:value-type="string">
            <text:p>Resistor_Horizontal_RM1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R</text:p>
          </table:table-cell>
          <table:table-cell table:number-columns-repeated="2"/>
          <table:table-cell table:formula="of:=[.G8]*[.D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8]*[.H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39,R41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R</text:p>
          </table:table-cell>
          <table:table-cell table:number-columns-repeated="2"/>
          <table:table-cell table:formula="of:=[.G9]*[.D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9]*[.H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_Horizontal_RM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0R</text:p>
          </table:table-cell>
          <table:table-cell table:number-columns-repeated="2"/>
          <table:table-cell table:formula="of:=[.G10]*[.D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0]*[.H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34,R21,R22,R25,R29,R30,R32,R33,R43,R44,R45,R47,R23,R24,R46,R49, R57, R58, R59</text:p>
          </table:table-cell>
          <table:table-cell office:value-type="string" calcext:value-type="string">
            <text:p>Resistor_Horizontal_RM10m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k 0.1%</text:p>
          </table:table-cell>
          <table:table-cell office:value-type="float" office:value="1083362" calcext:value-type="float">
            <text:p>1083362</text:p>
          </table:table-cell>
          <table:table-cell office:value-type="float" office:value="0.711" calcext:value-type="float">
            <text:p>0.711</text:p>
          </table:table-cell>
          <table:table-cell table:formula="of:=[.G11]*[.D11]" office:value-type="float" office:value="13.509" calcext:value-type="float">
            <text:p>13.509</text:p>
          </table:table-cell>
          <table:table-cell office:value-type="float" office:value="1" calcext:value-type="float">
            <text:p>1</text:p>
          </table:table-cell>
          <table:table-cell table:formula="of:=[.I11]*[.H11]" office:value-type="float" office:value="13.509" calcext:value-type="float">
            <text:p>13.50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R</text:p>
          </table:table-cell>
          <table:table-cell table:style-name="ce1" office:value-type="float" office:value="2493030" calcext:value-type="float">
            <text:p>2493030</text:p>
          </table:table-cell>
          <table:table-cell office:value-type="float" office:value="0.335" calcext:value-type="float">
            <text:p>0.335</text:p>
          </table:table-cell>
          <table:table-cell table:formula="of:=[.G12]*[.D12]"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  <table:table-cell table:formula="of:=[.I12]*[.H12]" office:value-type="float" office:value="0" calcext:value-type="float">
            <text:p>0</text:p>
          </table:table-cell>
          <table:table-cell office:value-type="float" office:value="0.335" calcext:value-type="float">
            <text:p>0.3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296W_3-8Zoll_Inline_Screw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</text:p>
          </table:table-cell>
          <table:table-cell office:value-type="float" office:value="1141404" calcext:value-type="float">
            <text:p>1141404</text:p>
          </table:table-cell>
          <table:table-cell office:value-type="float" office:value="1.49" calcext:value-type="float">
            <text:p>1.49</text:p>
          </table:table-cell>
          <table:table-cell table:formula="of:=[.G13]*[.D13]" office:value-type="float" office:value="1.49" calcext:value-type="float">
            <text:p>1.49</text:p>
          </table:table-cell>
          <table:table-cell office:value-type="float" office:value="1" calcext:value-type="float">
            <text:p>1</text:p>
          </table:table-cell>
          <table:table-cell table:formula="of:=[.I13]*[.H13]" office:value-type="float" office:value="1.49" calcext:value-type="float">
            <text:p>1.49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,C3,C6,C7,C9,C22,C29,C2,C5,C10,C21,C23</text:p>
          </table:table-cell>
          <table:table-cell office:value-type="string" calcext:value-type="string">
            <text:p>C_Rect_L7_W2.5_P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table:formula="of:=[.G15]*[.D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5]*[.H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3,C4,C25</text:p>
          </table:table-cell>
          <table:table-cell office:value-type="string" calcext:value-type="string">
            <text:p>C_Radial_D10_L13_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u</text:p>
          </table:table-cell>
          <table:table-cell table:number-columns-repeated="2"/>
          <table:table-cell table:formula="of:=[.G16]*[.D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4,C15,C12,C16</text:p>
          </table:table-cell>
          <table:table-cell office:value-type="string" calcext:value-type="string">
            <text:p>C_Disc_D3_P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 table:number-columns-repeated="2"/>
          <table:table-cell table:formula="of:=[.G17]*[.D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7,C8</text:p>
          </table:table-cell>
          <table:table-cell office:value-type="string" calcext:value-type="string">
            <text:p>C_Radial_D10_L13_P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table:number-columns-repeated="2"/>
          <table:table-cell table:formula="of:=[.G18]*[.D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8]*[.H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6,C27</text:p>
          </table:table-cell>
          <table:table-cell office:value-type="string" calcext:value-type="string">
            <text:p>C_Disc_D3_P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2"/>
          <table:table-cell table:formula="of:=[.G19]*[.D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9]*[.H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14,C11,C18</text:p>
          </table:table-cell>
          <table:table-cell office:value-type="string" calcext:value-type="string">
            <text:p>C_Radial_D10_L13_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</text:p>
          </table:table-cell>
          <table:table-cell table:number-columns-repeated="2"/>
          <table:table-cell table:formula="of:=[.G20]*[.D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0]*[.H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C_Radial_D5_L11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table:number-columns-repeated="2"/>
          <table:table-cell table:formula="of:=[.G21]*[.D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1]*[.H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_Radial_D5_L11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table:number-columns-repeated="2"/>
          <table:table-cell table:formula="of:=[.G22]*[.D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2]*[.H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</text:p>
          </table:table-cell>
          <table:table-cell table:number-columns-repeated="2"/>
          <table:table-cell table:formula="of:=[.G23]*[.D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3]*[.H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</text:p>
          </table:table-cell>
          <table:table-cell table:number-columns-repeated="2"/>
          <table:table-cell table:formula="of:=[.G24]*[.D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4]*[.H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ELF-WE-PD-X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</text:p>
          </table:table-cell>
          <table:table-cell office:value-type="float" office:value="1864422" calcext:value-type="float">
            <text:p>1864422</text:p>
          </table:table-cell>
          <table:table-cell office:value-type="float" office:value="0.778" calcext:value-type="float">
            <text:p>0.778</text:p>
          </table:table-cell>
          <table:table-cell table:formula="of:=[.G26]*[.D26]" office:value-type="float" office:value="0.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[.I26]*[.H26]" office:value-type="float" office:value="0.778" calcext:value-type="float">
            <text:p>0.778</text:p>
          </table:table-cell>
          <table:table-cell table:formula="of:=0.778*1.21" office:value-type="float" office:value="0.94138" calcext:value-type="float">
            <text:p>0.9413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-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_Led</text:p>
          </table:table-cell>
          <table:table-cell table:number-columns-repeated="2"/>
          <table:table-cell table:formula="of:=[.G28]*[.D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28]*[.H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DO-41_SOD81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58B</text:p>
          </table:table-cell>
          <table:table-cell table:style-name="ce1" office:value-type="float" office:value="9558160" calcext:value-type="float">
            <text:p>9558160</text:p>
          </table:table-cell>
          <table:table-cell office:value-type="float" office:value="0.381" calcext:value-type="float">
            <text:p>0.381</text:p>
          </table:table-cell>
          <table:table-cell table:formula="of:=[.G29]*[.D29]" office:value-type="float" office:value="0.381" calcext:value-type="float">
            <text:p>0.381</text:p>
          </table:table-cell>
          <table:table-cell office:value-type="float" office:value="1" calcext:value-type="float">
            <text:p>1</text:p>
          </table:table-cell>
          <table:table-cell table:formula="of:=[.I29]*[.H29]" office:value-type="float" office:value="0.381" calcext:value-type="float">
            <text:p>0.381</text:p>
          </table:table-cell>
          <table:table-cell table:formula="of:=1.21*0.381" office:value-type="float" office:value="0.46101" calcext:value-type="float">
            <text:p>0.4610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4,D8</text:p>
          </table:table-cell>
          <table:table-cell office:value-type="string" calcext:value-type="string">
            <text:p>SMB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34</text:p>
          </table:table-cell>
          <table:table-cell office:value-type="float" office:value="2677460" calcext:value-type="float">
            <text:p>2677460</text:p>
          </table:table-cell>
          <table:table-cell office:value-type="float" office:value="0.25" calcext:value-type="float">
            <text:p>0.25</text:p>
          </table:table-cell>
          <table:table-cell table:formula="of:=[.G30]*[.D30]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I30]*[.H30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-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_Led</text:p>
          </table:table-cell>
          <table:table-cell table:number-columns-repeated="2"/>
          <table:table-cell table:formula="of:=[.G31]*[.D3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31]*[.H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6,D7</text:p>
          </table:table-cell>
          <table:table-cell office:value-type="string" calcext:value-type="string">
            <text:p>Diode_DO-41_SOD81_Horizontal_R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float" office:value="9565124" calcext:value-type="float">
            <text:p>9565124</text:p>
          </table:table-cell>
          <table:table-cell office:value-type="float" office:value="0.0203" calcext:value-type="float">
            <text:p>0.0203</text:p>
          </table:table-cell>
          <table:table-cell table:formula="of:=[.G32]*[.D32]" office:value-type="float" office:value="0.0406" calcext:value-type="float">
            <text:p>0.0406</text:p>
          </table:table-cell>
          <table:table-cell office:value-type="float" office:value="1" calcext:value-type="float">
            <text:p>1</text:p>
          </table:table-cell>
          <table:table-cell table:formula="of:=[.I32]*[.H32]" office:value-type="float" office:value="0.0406" calcext:value-type="float">
            <text:p>0.0406</text:p>
          </table:table-cell>
          <table:table-cell table:formula="of:=1.21*0.0406" office:value-type="float" office:value="0.049126" calcext:value-type="float">
            <text:p>0.04912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_DO-41_SOD81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table:style-name="ce1" office:value-type="float" office:value="1467514" calcext:value-type="float">
            <text:p>1467514</text:p>
          </table:table-cell>
          <table:table-cell office:value-type="float" office:value="0.169" calcext:value-type="float">
            <text:p>0.169</text:p>
          </table:table-cell>
          <table:table-cell table:formula="of:=[.G33]*[.D33]"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 table:formula="of:=[.I33]*[.H33]" office:value-type="float" office:value="0.169" calcext:value-type="float">
            <text:p>0.169</text:p>
          </table:table-cell>
          <table:table-cell table:formula="of:=1.21*0.169" office:value-type="float" office:value="0.20449" calcext:value-type="float">
            <text:p>0.2044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19</text:p>
          </table:table-cell>
          <table:table-cell office:value-type="float" office:value="2496402" calcext:value-type="float">
            <text:p>2496402</text:p>
          </table:table-cell>
          <table:table-cell office:value-type="float" office:value="2.45" calcext:value-type="float">
            <text:p>2.45</text:p>
          </table:table-cell>
          <table:table-cell table:formula="of:=[.G35]*[.D35]" office:value-type="float" office:value="2.45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 table:formula="of:=[.I35]*[.H35]" office:value-type="float" office:value="2.45" calcext:value-type="float">
            <text:p>2.45</text:p>
          </table:table-cell>
          <table:table-cell table:formula="of:=1.21*2.45" office:value-type="float" office:value="2.9645" calcext:value-type="float">
            <text:p>2.964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Q2057WSN_SOIC</text:p>
          </table:table-cell>
          <table:table-cell table:style-name="ce1" office:value-type="float" office:value="1212263" calcext:value-type="float">
            <text:p>1212263</text:p>
          </table:table-cell>
          <table:table-cell office:value-type="float" office:value="2.2" calcext:value-type="float">
            <text:p>2.2</text:p>
          </table:table-cell>
          <table:table-cell table:formula="of:=[.G36]*[.D36]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formula="of:=[.I36]*[.H3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IP-14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6144</text:p>
          </table:table-cell>
          <table:table-cell table:style-name="ce1" office:value-type="float" office:value="9493581" calcext:value-type="float">
            <text:p>9493581</text:p>
          </table:table-cell>
          <table:table-cell office:value-type="float" office:value="5.56" calcext:value-type="float">
            <text:p>5.56</text:p>
          </table:table-cell>
          <table:table-cell table:formula="of:=[.G37]*[.D37]" office:value-type="float" office:value="5.56" calcext:value-type="float">
            <text:p>5.56</text:p>
          </table:table-cell>
          <table:table-cell office:value-type="float" office:value="1" calcext:value-type="float">
            <text:p>1</text:p>
          </table:table-cell>
          <table:table-cell table:formula="of:=[.I37]*[.H37]" office:value-type="float" office:value="5.56" calcext:value-type="float">
            <text:p>5.56</text:p>
          </table:table-cell>
          <table:table-cell table:formula="of:=1.21*5.56" office:value-type="float" office:value="6.7276" calcext:value-type="float">
            <text:p>6.727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Pentawatt_Neutral_Staggered_Verical_TO220-5-T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080</text:p>
          </table:table-cell>
          <table:table-cell office:value-type="float" office:value="2102611" calcext:value-type="float">
            <text:p>2102611</text:p>
          </table:table-cell>
          <table:table-cell office:value-type="float" office:value="4.52" calcext:value-type="float">
            <text:p>4.52</text:p>
          </table:table-cell>
          <table:table-cell table:formula="of:=[.G38]*[.D38]" office:value-type="float" office:value="4.52" calcext:value-type="float">
            <text:p>4.52</text:p>
          </table:table-cell>
          <table:table-cell office:value-type="float" office:value="1" calcext:value-type="float">
            <text:p>1</text:p>
          </table:table-cell>
          <table:table-cell table:formula="of:=[.I38]*[.H38]" office:value-type="float" office:value="4.52" calcext:value-type="float">
            <text:p>4.52</text:p>
          </table:table-cell>
          <table:table-cell office:value-type="float" office:value="4.52" calcext:value-type="float">
            <text:p>4.5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23-3Lead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CT</text:p>
          </table:table-cell>
          <table:table-cell table:style-name="ce1" office:value-type="float" office:value="2296030" calcext:value-type="float">
            <text:p>2296030</text:p>
          </table:table-cell>
          <table:table-cell office:value-type="float" office:value="0.291" calcext:value-type="float">
            <text:p>0.291</text:p>
          </table:table-cell>
          <table:table-cell table:formula="of:=[.G39]*[.D39]" office:value-type="float" office:value="0.291" calcext:value-type="float">
            <text:p>0.291</text:p>
          </table:table-cell>
          <table:table-cell office:value-type="float" office:value="1" calcext:value-type="float">
            <text:p>1</text:p>
          </table:table-cell>
          <table:table-cell table:formula="of:=[.I39]*[.H39]" office:value-type="float" office:value="0.291" calcext:value-type="float">
            <text:p>0.291</text:p>
          </table:table-cell>
          <table:table-cell office:value-type="float" office:value="0.291" calcext:value-type="float">
            <text:p>0.2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O-92_Inline_Narrow_O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34</text:p>
          </table:table-cell>
          <table:table-cell office:value-type="float" office:value="1564650" calcext:value-type="float">
            <text:p>1564650</text:p>
          </table:table-cell>
          <table:table-cell office:value-type="float" office:value="0.784" calcext:value-type="float">
            <text:p>0.784</text:p>
          </table:table-cell>
          <table:table-cell table:formula="of:=[.G40]*[.D40]" office:value-type="float" office:value="0.784" calcext:value-type="float">
            <text:p>0.784</text:p>
          </table:table-cell>
          <table:table-cell office:value-type="float" office:value="1" calcext:value-type="float">
            <text:p>1</text:p>
          </table:table-cell>
          <table:table-cell table:formula="of:=[.I40]*[.H40]" office:value-type="float" office:value="0.784" calcext:value-type="float">
            <text:p>0.784</text:p>
          </table:table-cell>
          <table:table-cell table:formula="of:=1.21*0.784" office:value-type="float" office:value="0.94864" calcext:value-type="float">
            <text:p>0.9486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Pentawatt_Neutral_Staggered_Verical_TO220-5-T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1370</text:p>
          </table:table-cell>
          <table:table-cell table:style-name="ce1" office:value-type="float" office:value="1273732" calcext:value-type="float">
            <text:p>1273732</text:p>
          </table:table-cell>
          <table:table-cell office:value-type="float" office:value="10.94" calcext:value-type="float">
            <text:p>10.94</text:p>
          </table:table-cell>
          <table:table-cell table:formula="of:=[.G41]*[.D41]" office:value-type="float" office:value="10.94" calcext:value-type="float">
            <text:p>10.94</text:p>
          </table:table-cell>
          <table:table-cell office:value-type="float" office:value="1" calcext:value-type="float">
            <text:p>1</text:p>
          </table:table-cell>
          <table:table-cell table:formula="of:=[.I41]*[.H41]" office:value-type="float" office:value="10.94" calcext:value-type="float">
            <text:p>10.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L21070</text:p>
          </table:table-cell>
          <table:table-cell office:value-type="float" office:value="2543327" calcext:value-type="float">
            <text:p>2543327</text:p>
          </table:table-cell>
          <table:table-cell office:value-type="float" office:value="1.57" calcext:value-type="float">
            <text:p>1.57</text:p>
          </table:table-cell>
          <table:table-cell table:formula="of:=[.G42]*[.D42]"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table:formula="of:=[.I42]*[.H42]" office:value-type="float" office:value="1.57" calcext:value-type="float">
            <text:p>1.57</text:p>
          </table:table-cell>
          <table:table-cell table:formula="of:=1.21*1.57" office:value-type="float" office:value="1.8997" calcext:value-type="float">
            <text:p>1.899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SSOP-28_5.3x10.2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</text:p>
          </table:table-cell>
          <table:table-cell office:value-type="float" office:value="1146032" calcext:value-type="float">
            <text:p>1146032</text:p>
          </table:table-cell>
          <table:table-cell office:value-type="float" office:value="4.25" calcext:value-type="float">
            <text:p>4.25</text:p>
          </table:table-cell>
          <table:table-cell table:formula="of:=[.G43]*[.D43]"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table:formula="of:=[.I43]*[.H43]" office:value-type="float" office:value="4.25" calcext:value-type="float">
            <text:p>4.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DIP-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1010</text:p>
          </table:table-cell>
          <table:table-cell office:value-type="float" office:value="1292242" calcext:value-type="float">
            <text:p>1292242</text:p>
          </table:table-cell>
          <table:table-cell office:value-type="float" office:value="1.28" calcext:value-type="float">
            <text:p>1.28</text:p>
          </table:table-cell>
          <table:table-cell table:formula="of:=[.G44]*[.D44]"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table:formula="of:=[.I44]*[.H44]" office:value-type="float" office:value="1.28" calcext:value-type="float">
            <text:p>1.28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DIP-16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595</text:p>
          </table:table-cell>
          <table:table-cell office:value-type="float" office:value="9591664" calcext:value-type="float">
            <text:p>9591664</text:p>
          </table:table-cell>
          <table:table-cell office:value-type="float" office:value="1.18" calcext:value-type="float">
            <text:p>1.18</text:p>
          </table:table-cell>
          <table:table-cell table:formula="of:=[.G45]*[.D45]"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table:formula="of:=[.I45]*[.H45]" office:value-type="float" office:value="1.18" calcext:value-type="float">
            <text:p>1.18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DIP-2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P</text:p>
          </table:table-cell>
          <table:table-cell office:value-type="float" office:value="1715487" calcext:value-type="float">
            <text:p>1715487</text:p>
          </table:table-cell>
          <table:table-cell office:value-type="float" office:value="3.36" calcext:value-type="float">
            <text:p>3.36</text:p>
          </table:table-cell>
          <table:table-cell table:formula="of:=[.G46]*[.D46]" office:value-type="float" office:value="3.36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table:formula="of:=[.I46]*[.H46]" office:value-type="float" office:value="3.36" calcext:value-type="float">
            <text:p>3.36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23-3Lead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32CG</text:p>
          </table:table-cell>
          <table:table-cell office:value-type="float" office:value="1166986" calcext:value-type="float">
            <text:p>1166986</text:p>
          </table:table-cell>
          <table:table-cell office:value-type="float" office:value="0.446" calcext:value-type="float">
            <text:p>0.446</text:p>
          </table:table-cell>
          <table:table-cell table:formula="of:=[.G48]*[.D48]" office:value-type="float" office:value="0.446" calcext:value-type="float">
            <text:p>0.446</text:p>
          </table:table-cell>
          <table:table-cell office:value-type="float" office:value="0" calcext:value-type="float">
            <text:p>0</text:p>
          </table:table-cell>
          <table:table-cell table:formula="of:=[.I48]*[.H48]" office:value-type="float" office:value="0" calcext:value-type="float">
            <text:p>0</text:p>
          </table:table-cell>
          <table:table-cell office:value-type="float" office:value="0.446" calcext:value-type="float">
            <text:p>0.446</text:p>
          </table:table-cell>
          <table:table-cell table:style-name="ce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2,Q3</text:p>
          </table:table-cell>
          <table:table-cell office:value-type="string" calcext:value-type="string">
            <text:p>TO-92_Inline_Narrow_O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3904</text:p>
          </table:table-cell>
          <table:table-cell office:value-type="float" office:value="1700648" calcext:value-type="float">
            <text:p>1700648</text:p>
          </table:table-cell>
          <table:table-cell office:value-type="float" office:value="0.0762" calcext:value-type="float">
            <text:p>0.0762</text:p>
          </table:table-cell>
          <table:table-cell table:formula="of:=[.G49]*[.D49]" office:value-type="float" office:value="0.1524" calcext:value-type="float">
            <text:p>0.1524</text:p>
          </table:table-cell>
          <table:table-cell office:value-type="float" office:value="1" calcext:value-type="float">
            <text:p>1</text:p>
          </table:table-cell>
          <table:table-cell table:formula="of:=[.I49]*[.H49]" office:value-type="float" office:value="0.1524" calcext:value-type="float">
            <text:p>0.1524</text:p>
          </table:table-cell>
          <table:table-cell office:value-type="float" office:value="0.1524" calcext:value-type="float">
            <text:p>0.152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Micro_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float" office:value="2293753" calcext:value-type="float">
            <text:p>2293753</text:p>
          </table:table-cell>
          <table:table-cell office:value-type="float" office:value="0.413" calcext:value-type="float">
            <text:p>0.413</text:p>
          </table:table-cell>
          <table:table-cell table:formula="of:=[.G51]*[.D51]" office:value-type="float" office:value="0.413" calcext:value-type="float">
            <text:p>0.413</text:p>
          </table:table-cell>
          <table:table-cell office:value-type="float" office:value="1" calcext:value-type="float">
            <text:p>1</text:p>
          </table:table-cell>
          <table:table-cell table:formula="of:=[.I51]*[.H51]" office:value-type="float" office:value="0.413" calcext:value-type="float">
            <text:p>0.413</text:p>
          </table:table-cell>
          <table:table-cell office:value-type="float" office:value="0.413" calcext:value-type="float">
            <text:p>0.41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2"/>
          <table:table-cell table:formula="of:=[.G52]*[.D5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+</text:p>
          </table:table-cell>
          <table:table-cell office:value-type="float" office:value="2112491" calcext:value-type="float">
            <text:p>2112491</text:p>
          </table:table-cell>
          <table:table-cell office:value-type="float" office:value="2.85" calcext:value-type="float">
            <text:p>2.85</text:p>
          </table:table-cell>
          <table:table-cell table:formula="of:=[.G53]*[.D53]"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table:formula="of:=[.I53]*[.H53]" office:value-type="float" office:value="2.85" calcext:value-type="float">
            <text:p>2.85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1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-</text:p>
          </table:table-cell>
          <table:table-cell office:value-type="float" office:value="2112490" calcext:value-type="float">
            <text:p>2112490</text:p>
          </table:table-cell>
          <table:table-cell office:value-type="float" office:value="2.85" calcext:value-type="float">
            <text:p>2.85</text:p>
          </table:table-cell>
          <table:table-cell table:formula="of:=[.G54]*[.D54]"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table:formula="of:=[.I54]*[.H54]" office:value-type="float" office:value="2.85" calcext:value-type="float">
            <text:p>2.85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in_Header_Straight_2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  <table:table-cell table:number-columns-repeated="2"/>
          <table:table-cell table:formula="of:=[.G55]*[.D5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 table:number-columns-repeated="2"/>
          <table:table-cell table:formula="of:=[.G56]*[.D5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in_Header_Straight_1x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Display</text:p>
          </table:table-cell>
          <table:table-cell office:value-type="string" calcext:value-type="string">
            <text:p>aliexpress: <text:a xlink:href="https://nl.aliexpress.com/item/Free-shipping-lcd-1602-yellow-green-screen-5V-Character-LCD-Display-Module-yellow-green-Blacklight-New/32333016122.html?spm=2114.010208.3.1.b6CxQY&amp;ws_ab_test=searchweb0_0,searchweb201602_5_10152_10065_10151_10068_10150_10136_10137_10138_10060_10062_10141_10056_10055_10054_128_10059_10099_10103_10102_10096_10148_10147_10052_10053_10050_10107_10142_10051_10143_10084_10083_10080_10082_10081_10110_10111_10112_10113_10114_10037_10032_10078_10079_10077_10073_10070_10123_10124-10051_10112,searchweb201603_9,afswitch_1,ppcSwitch_3&amp;btsid=0c30ce86-18c6-4d27-87e2-17fa50ccc9a6&amp;algo_expid=78d7e74f-d8aa-4c42-9a4a-28da0d8b9f66-0&amp;algo_pvid=78d7e74f-d8aa-4c42-9a4a-28da0d8b9f66" xlink:type="simple">https://nl.aliexpress.com/item/Free-shipping-lcd-1602-yellow-green-screen-5V-Character-LCD-Display-Module-yellow-green-Blacklight-New/32333016122.html?spm=2114.010208.3.1.b6CxQY&amp;ws_ab_test=searchweb0_0,searchweb201602_5_10152_10065_10151_10068_10150_10136_10137_10138_10060_10062_10141_10056_10055_10054_128_10059_10099_10103_10102_10096_10148_10147_10052_10053_10050_10107_10142_10051_10143_10084_10083_10080_10082_10081_10110_10111_10112_10113_10114_10037_10032_10078_10079_10077_10073_10070_10123_10124-10051_10112,searchweb201603_9,afswitch_1,ppcSwitch_3&amp;btsid=0c30ce86-18c6-4d27-87e2-17fa50ccc9a6&amp;algo_expid=78d7e74f-d8aa-4c42-9a4a-28da0d8b9f66-0&amp;algo_pvid=78d7e74f-d8aa-4c42-9a4a-28da0d8b9f66</text:a></text:p>
          </table:table-cell>
          <table:table-cell office:value-type="float" office:value="1.12" calcext:value-type="float">
            <text:p>1.12</text:p>
          </table:table-cell>
          <table:table-cell table:formula="of:=[.G57]*[.D57]"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table:formula="of:=[.I57]*[.H57]" office:value-type="float" office:value="1.12" calcext:value-type="float">
            <text:p>1.12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liexpress: <text:a xlink:href="https://nl.aliexpress.com/item/10-Pcs-2A-250VAC-on-on-2-Way-SPDT-Right-Angle-3-Pins-PCB-Mount-Toggle/32284524869.html?spm=2114.13010608.0.0.nK22Ck" xlink:type="simple">https://nl.aliexpress.com/item/10-Pcs-2A-250VAC-on-on-2-Way-SPDT-Right-Angle-3-Pins-PCB-Mount-Toggle/32284524869.html?spm=2114.13010608.0.0.nK22Ck</text:a></text:p>
          </table:table-cell>
          <table:table-cell office:value-type="float" office:value="1.85" calcext:value-type="float">
            <text:p>1.85</text:p>
          </table:table-cell>
          <table:table-cell table:formula="of:=[.G59]*[.D59]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table:formula="of:=[.I59]*[.H59]" office:value-type="float" office:value="1.85" calcext:value-type="float">
            <text:p>1.85</text:p>
          </table:table-cell>
          <table:table-cell office:value-type="float" office:value="1.85" calcext:value-type="float">
            <text:p>1.8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W2,SW3</text:p>
          </table:table-cell>
          <table:table-cell office:value-type="string" calcext:value-type="string">
            <text:p>SW_Tactile_SPST_Ang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ST</text:p>
          </table:table-cell>
          <table:table-cell office:value-type="float" office:value="2402408" calcext:value-type="float">
            <text:p>2402408</text:p>
          </table:table-cell>
          <table:table-cell office:value-type="float" office:value="0.586" calcext:value-type="float">
            <text:p>0.586</text:p>
          </table:table-cell>
          <table:table-cell table:formula="of:=[.G60]*[.D60]" office:value-type="float" office:value="1.172" calcext:value-type="float">
            <text:p>1.172</text:p>
          </table:table-cell>
          <table:table-cell office:value-type="float" office:value="1" calcext:value-type="float">
            <text:p>1</text:p>
          </table:table-cell>
          <table:table-cell table:formula="of:=[.I60]*[.H60]" office:value-type="float" office:value="1.172" calcext:value-type="float">
            <text:p>1.17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Potentiometer_WirePads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1</text:p>
          </table:table-cell>
          <table:table-cell office:value-type="float" office:value="2065049" calcext:value-type="float">
            <text:p>2065049</text:p>
          </table:table-cell>
          <table:table-cell office:value-type="float" office:value="0.575" calcext:value-type="float">
            <text:p>0.575</text:p>
          </table:table-cell>
          <table:table-cell table:formula="of:=[.G61]*[.D61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[.I61]*[.H61]" office:value-type="float" office:value="0.575" calcext:value-type="float">
            <text:p>0.575</text:p>
          </table:table-cell>
          <table:table-cell table:formula="of:=1.21*0.575" office:value-type="float" office:value="0.69575" calcext:value-type="float">
            <text:p>0.6957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Potentiometer_WirePads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0</text:p>
          </table:table-cell>
          <table:table-cell office:value-type="float" office:value="2065049" calcext:value-type="float">
            <text:p>2065049</text:p>
          </table:table-cell>
          <table:table-cell office:value-type="float" office:value="0.575" calcext:value-type="float">
            <text:p>0.575</text:p>
          </table:table-cell>
          <table:table-cell table:formula="of:=[.G62]*[.D62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[.I62]*[.H62]" office:value-type="float" office:value="0.575" calcext:value-type="float">
            <text:p>0.575</text:p>
          </table:table-cell>
          <table:table-cell table:formula="of:=1.21*0.575" office:value-type="float" office:value="0.69575" calcext:value-type="float">
            <text:p>0.6957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50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float" office:value="2508996" calcext:value-type="float">
            <text:p>2508996</text:p>
          </table:table-cell>
          <table:table-cell office:value-type="float" office:value="0.261" calcext:value-type="float">
            <text:p>0.261</text:p>
          </table:table-cell>
          <table:table-cell table:formula="of:=[.G64]*[.D64]" office:value-type="float" office:value="0.261" calcext:value-type="float">
            <text:p>0.261</text:p>
          </table:table-cell>
          <table:table-cell office:value-type="float" office:value="1" calcext:value-type="float">
            <text:p>1</text:p>
          </table:table-cell>
          <table:table-cell table:formula="of:=[.I64]*[.H64]" office:value-type="float" office:value="0.261" calcext:value-type="float">
            <text:p>0.261</text:p>
          </table:table-cell>
          <table:table-cell office:value-type="float" office:value="0.261" calcext:value-type="float">
            <text:p>0.26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T2,BT1</text:p>
          </table:table-cell>
          <table:table-cell office:value-type="string" calcext:value-type="string">
            <text:p>18650_c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office:value-type="float" office:value="1888422" calcext:value-type="float">
            <text:p>1888422</text:p>
          </table:table-cell>
          <table:table-cell table:formula="of:=0.73" office:value-type="float" office:value="0.73" calcext:value-type="float">
            <text:p>0.73</text:p>
          </table:table-cell>
          <table:table-cell table:formula="of:=[.G66]*[.D66]" office:value-type="float" office:value="2.92" calcext:value-type="float">
            <text:p>2.92</text:p>
          </table:table-cell>
          <table:table-cell office:value-type="float" office:value="0" calcext:value-type="float">
            <text:p>0</text:p>
          </table:table-cell>
          <table:table-cell table:formula="of:=[.I66]*[.H66]" office:value-type="float" office:value="0" calcext:value-type="float">
            <text:p>0</text:p>
          </table:table-cell>
          <table:table-cell table:formula="of:=1.21*2.92" office:value-type="float" office:value="3.5332" calcext:value-type="float">
            <text:p>3.533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table:style-name="ce1" office:value-type="float" office:value="1737246" calcext:value-type="float">
            <text:p>1737246</text:p>
          </table:table-cell>
          <table:table-cell office:value-type="float" office:value="0.789" calcext:value-type="float">
            <text:p>0.789</text:p>
          </table:table-cell>
          <table:table-cell table:formula="of:=[.G67]*[.D67]" office:value-type="float" office:value="0.789" calcext:value-type="float">
            <text:p>0.789</text:p>
          </table:table-cell>
          <table:table-cell office:value-type="float" office:value="1" calcext:value-type="float">
            <text:p>1</text:p>
          </table:table-cell>
          <table:table-cell table:formula="of:=[.I67]*[.H67]" office:value-type="float" office:value="0.789" calcext:value-type="float">
            <text:p>0.789</text:p>
          </table:table-cell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hermal pad + mica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0214" calcext:value-type="float">
            <text:p>520214</text:p>
          </table:table-cell>
          <table:table-cell office:value-type="float" office:value="0.231" calcext:value-type="float">
            <text:p>0.231</text:p>
          </table:table-cell>
          <table:table-cell table:formula="of:=[.G69]*[.D69]" office:value-type="float" office:value="0.462" calcext:value-type="float">
            <text:p>0.462</text:p>
          </table:table-cell>
          <table:table-cell office:value-type="float" office:value="1" calcext:value-type="float">
            <text:p>1</text:p>
          </table:table-cell>
          <table:table-cell table:formula="of:=[.I69]*[.H69]" office:value-type="float" office:value="0.462" calcext:value-type="float">
            <text:p>0.462</text:p>
          </table:table-cell>
          <table:table-cell office:value-type="float" office:value="0.462" calcext:value-type="float">
            <text:p>0.4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ond case with aluminium end pane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2583" calcext:value-type="float">
            <text:p>722583</text:p>
          </table:table-cell>
          <table:table-cell office:value-type="float" office:value="12.17" calcext:value-type="float">
            <text:p>12.17</text:p>
          </table:table-cell>
          <table:table-cell table:formula="of:=[.G70]*[.D70]" office:value-type="float" office:value="12.17" calcext:value-type="float">
            <text:p>12.17</text:p>
          </table:table-cell>
          <table:table-cell office:value-type="float" office:value="1" calcext:value-type="float">
            <text:p>1</text:p>
          </table:table-cell>
          <table:table-cell table:formula="of:=[.I70]*[.H70]" office:value-type="float" office:value="12.17" calcext:value-type="float">
            <text:p>12.17</text:p>
          </table:table-cell>
          <table:table-cell table:formula="of:= 12.17*1.21" office:value-type="float" office:value="14.7257" calcext:value-type="float">
            <text:p>14.72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nobs for rotary encod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ys</text:p>
          </table:table-cell>
          <table:table-cell office:value-type="float" office:value="1.5" calcext:value-type="float">
            <text:p>1.5</text:p>
          </table:table-cell>
          <table:table-cell table:formula="of:=[.G71]*[.D71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71]*[.H71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tected Lithium cell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conrad.be/ce/nl/product/1009505/Samsung-ICR18650-30B-Speciale-oplaadbare-batterij-18650-Li-ion-37-V-3000-mAh?ref=searchDetail</text:p>
          </table:table-cell>
          <table:table-cell office:value-type="float" office:value="14.79" calcext:value-type="float">
            <text:p>14.79</text:p>
          </table:table-cell>
          <table:table-cell table:formula="of:=[.G72]*[.D72]" office:value-type="float" office:value="29.58" calcext:value-type="float">
            <text:p>29.58</text:p>
          </table:table-cell>
          <table:table-cell office:value-type="float" office:value="0" calcext:value-type="float">
            <text:p>0</text:p>
          </table:table-cell>
          <table:table-cell table:formula="of:=[.I72]*[.H72]" office:value-type="float" office:value="0" calcext:value-type="float">
            <text:p>0</text:p>
          </table:table-cell>
          <table:table-cell office:value-type="float" office:value="29.58" calcext:value-type="float">
            <text:p>29.5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No Battery</text:p>
          </table:table-cell>
          <table:table-cell office:value-type="string" calcext:value-type="string">
            <text:p>Aliexpress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/>
          <table:table-cell table:number-columns-repeated="2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7"/>
          <table:table-cell table:formula="of:=SUM([.H3:.H70])*1.21 + [.H71] + [.H72]" office:value-type="float" office:value="134.45353" calcext:value-type="float">
            <text:p>134.45353</text:p>
          </table:table-cell>
          <table:table-cell/>
          <table:table-cell table:formula="of:=SUM([.J3:.J70])*1.21 + [.J71]+[.J72]" office:value-type="float" office:value="97.12832" calcext:value-type="float">
            <text:p>97.12832</text:p>
          </table:table-cell>
          <table:table-cell table:formula="of:=SUM([.K3:.K72])" office:value-type="float" office:value="91.466246" calcext:value-type="float">
            <text:p>91.4662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20:55:35.1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21:43:36.173000000</dc:date>
    <meta:editing-duration>PT1H11M1S</meta:editing-duration>
    <meta:editing-cycles>20</meta:editing-cycles>
    <meta:generator>LibreOffice/5.1.1.3$Windows_X86_64 LibreOffice_project/89f508ef3ecebd2cfb8e1def0f0ba9a803b88a6d</meta:generator>
    <meta:document-statistic meta:table-count="1" meta:cell-count="599" meta:object-count="0"/>
  </office:meta>
</office:document-meta>
</file>